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jpeg" manifest:full-path="Pictures/100000000000054C0000042D2D6066DD.jpg"/>
  <manifest:file-entry manifest:media-type="image/png" manifest:full-path="Pictures/1000020100000023000000B727E93C17.png"/>
  <manifest:file-entry manifest:media-type="image/png" manifest:full-path="Pictures/1000000000000114000001086BC4E258.png"/>
  <manifest:file-entry manifest:media-type="image/png" manifest:full-path="Pictures/10000201000003020000033D16016C48.png"/>
  <manifest:file-entry manifest:media-type="image/png" manifest:full-path="Pictures/100002010000053B000002328D609C58.png"/>
  <manifest:file-entry manifest:media-type="image/png" manifest:full-path="Pictures/100002010000027B0000045E0C75672E.png"/>
  <manifest:file-entry manifest:media-type="image/png" manifest:full-path="Pictures/100002010000002D0000010CC451431E.png"/>
  <manifest:file-entry manifest:media-type="image/jpeg" manifest:full-path="Pictures/10000000000001E40000030FFB45D288.jp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1" svg:font-family="Palatino" style:font-pitch="variable"/>
    <style:font-face style:name="SimSun" svg:font-family="SimSu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1" fo:font-size="9pt" style:font-size-asian="9pt" style:font-size-complex="9pt"/>
    </style:style>
    <style:style style:name="P2" style:family="paragraph" style:parent-style-name="Header_20_left">
      <style:text-properties style:font-name="Palatino1" fo:font-size="9pt" style:font-size-asian="9pt" style:font-size-complex="9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style:font-name="Times New Roman" style:font-name-asian="Times New Roman" style:font-name-complex="Times New Roman" style:font-size-complex="13pt"/>
    </style:style>
    <style:style style:name="P4" style:family="paragraph" style:parent-style-name="Standard" style:master-page-name="Front">
      <style:paragraph-properties fo:margin-left="0in" fo:margin-right="0in" fo:text-align="center" style:justify-single-word="false" fo:text-indent="0in" style:auto-text-indent="false" style:page-number="auto" fo:break-before="page" style:text-autospace="none"/>
      <style:text-properties style:font-name="Times New Roman" style:font-name-asian="Times New Roman" style:font-name-complex="Times New Roman" style:font-size-complex="13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6" text:anchor-type="paragraph" svg:x="4.6598in" svg:y="0in" svg:width="4.3807in" svg:height="7.0874in" draw:z-index="0"><draw:image xlink:href="Pictures/10000000000001E40000030FFB45D288.jpg" xlink:type="simple" xlink:show="embed" xlink:actuate="onLoad"/></draw:frame><draw:frame draw:style-name="fr1" draw:name="graphics5" text:anchor-type="paragraph" svg:x="5.4055in" svg:y="2.0846in" svg:width="2.8201in" svg:height="4.9661in" draw:z-index="1"><draw:image xlink:href="Pictures/100002010000027B0000045E0C75672E.png" xlink:type="simple" xlink:show="embed" xlink:actuate="onLoad"/></draw:frame><draw:frame draw:style-name="fr1" draw:name="graphics7" text:anchor-type="paragraph" svg:x="4.8626in" svg:y="0.3457in" svg:width="3.7709in" svg:height="1.5827in" draw:z-index="3"><draw:image xlink:href="Pictures/100002010000053B000002328D609C58.png" xlink:type="simple" xlink:show="embed" xlink:actuate="onLoad"/></draw:frame><draw:frame draw:style-name="fr3" draw:name="graphics4" text:anchor-type="paragraph" svg:x="0.35in" svg:y="0.75in" svg:width="3.7957in" svg:height="4.0866in" draw:z-index="4"><draw:image xlink:href="Pictures/10000201000003020000033D16016C48.png" xlink:type="simple" xlink:show="embed" xlink:actuate="onLoad"/></draw:frame></text:p>
      <text:p text:style-name="P3"><draw:frame draw:style-name="fr5" draw:name="graphics3" text:anchor-type="paragraph" svg:y="4.7252in" svg:width="0.1752in" svg:height="0.9154in" draw:z-index="6"><draw:image xlink:href="Pictures/1000020100000023000000B727E93C17.png" xlink:type="simple" xlink:show="embed" xlink:actuate="onLoad"/></draw:frame><draw:frame draw:style-name="fr4" draw:name="graphics2" text:anchor-type="paragraph" svg:y="0.7382in" svg:width="0.2252in" svg:height="1.3402in" draw:z-index="5"><draw:image xlink:href="Pictures/100002010000002D0000010CC451431E.png" xlink:type="simple" xlink:show="embed" xlink:actuate="onLoad"/></draw:frame></text:p>
      <text:p text:style-name="P3"><draw:frame draw:style-name="fr2" draw:name="graphics1" text:anchor-type="paragraph" svg:y="-0.3756in" svg:width="9.0382in" svg:height="7.1256in" draw:z-index="2"><draw:image xlink:href="Pictures/100000000000054C0000042D2D6066DD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1" svg:font-family="Palatino" style:font-pitch="variable"/>
    <style:font-face style:name="SimSun" svg:font-family="SimSu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in" fo:margin-right="0.3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1" fo:font-size="9pt" style:font-size-asian="9pt" style:font-size-complex="9pt"/>
    </style:style>
    <style:style style:name="MP2" style:family="paragraph" style:parent-style-name="Header_20_left">
      <style:text-properties style:font-name="Palatino1" fo:font-size="9pt" style:font-size-asian="9pt" style:font-size-complex="9pt"/>
    </style:style>
    <style:page-layout style:name="Mpm1" style:page-usage="mirrored">
      <style:page-layout-properties fo:page-width="9.0402in" fo:page-height="7.1299in" style:num-format="1" style:print-orientation="portrait" fo:margin-top="0.3799in" fo:margin-bottom="0.3799in" fo:margin-left="0.3799in" fo:margin-right="0.3799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9.0402in" fo:page-height="7.1299in" style:num-format="" style:print-orientation="portrait" fo:margin-top="0in" fo:margin-bottom="0in" fo:margin-left="0in" fo:margin-right="0in" fo:background-color="transparent" style:writing-mode="lr-tb" style:footnote-max-height="0in">
        <style:background-image xlink:href="Pictures/1000000000000114000001086BC4E258.png" xlink:type="simple" xlink:actuate="onLoad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/></text:p>
      </style:header>
      <style:header-left>
        <text:p text:style-name="MP2"><text:page-number text:select-page="current"/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6-19T16:39:31</dc:date>
    <meta:editing-cycles>2791</meta:editing-cycles>
    <meta:editing-duration>P164DT9H2M5S</meta:editing-duration>
    <meta:generator>OpenOffice/4.1.7$Unix OpenOffice.org_project/417m1$Build-9800</meta:generator>
    <dc:subject>A story of John Keats told through poems.</dc:subject>
    <meta:document-statistic meta:table-count="0" meta:image-count="7" meta:object-count="0" meta:page-count="2" meta:paragraph-count="2" meta:word-count="4" meta:character-count="25"/>
  </office:meta>
</office:document-meta>
</file>